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88b99" officeooo:paragraph-rsid="00088b99" style:font-size-asian="16pt" style:font-size-complex="16pt"/>
    </style:style>
    <style:style style:name="T1" style:family="text">
      <style:text-properties officeooo:rsid="0009fb7b"/>
    </style:style>
    <style:style style:name="T2" style:family="text">
      <style:text-properties officeooo:rsid="000be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 text:c="40"/><text:span text:style-name="T2">2030 Vision</text:span><text:line-break/><text:line-break/><text:line-break/><text:tab/>Com o mundo em constante evolução, a perspectiva para 2030 se torna cada vez mais robótica e estática. Com a automatização das tarefas várias profissões deixarão de existir ou se adaptarão ao novo mercado, como por exemplo: atendente de quaisquer local perderão seu lugar para um aplicativo muito mais responsivo e rápido, já as profissões baseadas nas relações humanas (professor, psicólogo, etc.) se adaptarão a ambientes virtuais e ótimos no sentido de que o aluno aprenda melhor e mais rápido.<text:line-break/><text:tab/>A educação se adaptará ao aluno. Segundo Gardner, psicanalista e pedagogo responsável pela teoria das Múltiplas inteligências, a tecnologia será o principal fator que modificará a educação, pois com ela a individualização da educação será mais fácil e fará com que a interdisciplinaridade será possível.<text:line-break/><text:tab/>Segundo Chomsky, as linguagens de programação atuais serão as segundas línguas mais necessárias para que se mantenha um estilo de vida mais fácil. A realização de tarefas será algo tao automático quanto respirar, pois um simples algoritmo realizará para você.</text:p>
      <text:p text:style-name="P1"><text:tab/>Dentro de todo esse contexto, a visão para 2030 que se tem é otimista <text:span text:style-name="T1">tendo em mente que a tecnologia sempre será usada para nosso beneficio. A ideia das pessoas que terão seus empregos usurpados por máquinas é que elas se adaptarão e ao invés de realizar a função do aplicativo, o trabalhador realizará a manutenção dos aplicativ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57:23.902000000</meta:creation-date>
    <dc:date>2019-09-24T09:23:32.552000000</dc:date>
    <meta:editing-duration>PT3M36S</meta:editing-duration>
    <meta:editing-cycles>1</meta:editing-cycles>
    <meta:document-statistic meta:table-count="0" meta:image-count="0" meta:object-count="0" meta:page-count="1" meta:paragraph-count="2" meta:word-count="225" meta:character-count="1454" meta:non-whitespace-character-count="1183"/>
    <meta:generator>LibreOffice/5.4.5.1$Windows_X86_64 LibreOffice_project/79c9829dd5d8054ec39a82dc51cd9eff340dbee8</meta:generator>
  </office:meta>
</office:document-meta>
</file>